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2pt" fo:font-weight="bold" style:font-weight-asian="bold" style:font-weight-complex="bold"/>
    </style:style>
    <style:style style:name="P2" style:family="paragraph" style:parent-style-name="Text_20_body">
      <style:text-properties fo:font-size="12pt"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Text_20_body" style:list-style-name="L1">
      <style:text-properties fo:font-weight="normal" style:font-weight-asian="normal" style:font-weight-complex="normal"/>
    </style:style>
    <style:style style:name="P7" style:family="paragraph" style:parent-style-name="Text_20_body" style:list-style-name="L1">
      <style:text-properties fo:color="#0000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urzbeschreibung: </text:p>
      <text:p text:style-name="P5"/>
      <text:p text:style-name="P5">Das Programm ermöglicht es Kunden Tischtennis Beläge zu bestellen. Die Kunden erhalten nach ihrer Bestellung eine Rechnung angezeigt in der die Beläge mit <text:s/>Preis und Anzahl angezeigt werden. Die Rechnung Kann man später ausdrucken.Der Mitarbeiterbereich soll nur über ein Passendes der Person zugewiesenes Passwort geöffnet werden können. In Mitarbeiterbereich sollen die Mitarbeiter Belag bestände ändern können und Neue Beläge Hinzufügen <text:s/>können. <text:s text:c="4"/></text:p>
      <text:p text:style-name="P5"/>
      <text:p text:style-name="P1">Einführung:</text:p>
      <text:p text:style-name="P1"/>
      <text:p text:style-name="P2">Wir sind ein Junges Tischtennis Unternehmen aus Sulzbach das seit 2 Jahren existiert. Wir verkaufen verschiedene Beläge vom Anfänger Belag für das kleine Geld bis zu Fortgeschrittenen Belägen für den Höheren Hobbybereich bzw. Profibereich für etwas mehr Geld. Uns liegt es vor allem am Herzen das wir für alle Spielertypen die Richtigen Beläge auf Lager haben und unser Sortiment dementsprechend immer mit den Neusten und qualitativ hochwertigsten Belägen auf dem Markt versorgen können.</text:p>
      <text:p text:style-name="P2"/>
      <text:p text:style-name="P4">Istzustand : </text:p>
      <text:p text:style-name="P5"/>
      <text:p text:style-name="P5">Zurzeit haben wir nur einen kleinen Laden in der Hauptstraße. Der Laden lebt momentan viel von Laufkunden oder Leuten aus umkränzen den Tischtennisvereinen. <text:s/></text:p>
      <text:p text:style-name="P5"/>
      <text:p text:style-name="P4">Soll-Situation:</text:p>
      <text:p text:style-name="P4"/>
      <text:p text:style-name="P5">Damit unser Unternehmen an Kunden und an Reichweite gewinnt wollen wir ein kleinen aber feine Onlineshop haben der uns bei diesem Vorhaben Unterstützt. <text:s/></text:p>
      <text:p text:style-name="P5"/>
      <text:list xml:id="list2272851419902195518" text:style-name="L1">
        <text:list-item>
          <text:p text:style-name="P6">Systemanforderungen:</text:p>
          <text:list>
            <text:list-item>
              <text:list>
                <text:list-item>
                  <text:p text:style-name="P6">Es ist möglich das Kunden ihre Beläge Bestellen können und <text:s/>diese Später einer Rechnung Hinzugefügt werden.</text:p>
                </text:list-item>
                <text:list-item>
                  <text:p text:style-name="P6">Es ist möglich das Mitarbeiter die Belag bestände Pflegen können (Ändern und Hinzufügen).</text:p>
                </text:list-item>
              </text:list>
            </text:list-item>
          </text:list>
        </text:list-item>
        <text:list-item>
          <text:p text:style-name="P6">Systemanforderungen:</text:p>
          <text:list>
            <text:list-item>
              <text:list>
                <text:list-item>
                  <text:p text:style-name="P6">Es soll nur mit Passenten Passwort möglich sein den Mitarbeiterbereich zu betreten.</text:p>
                </text:list-item>
                <text:list-item>
                  <text:p text:style-name="P6">Das System muss in 64-Bit Umgebungen laufen</text:p>
                </text:list-item>
                <text:list-item>
                  <text:p text:style-name="P6">Das System soll warnen, wenn Beläge neu Bestellt werden müssen.</text:p>
                </text:list-item>
                <text:list-item>
                  <text:p text:style-name="P6">Zur einfachen Bedienung für die Kunden und Mitarbeiter soll der Shop mit einer Benutzerfreundlichen grafischen Benutzeroberfläche ausgestattet werden. <text:s text:c="2"/></text:p>
                </text:list-item>
                <text:list-item>
                  <text:p text:style-name="P6">Datenschutz ist nach aktuellen Rechtsnormen zu berücksichtigen, da mehrere Mitarbeiter und Kunden den Shop benutzen.</text:p>
                </text:list-item>
                <text:list-item>
                  <text:p text:style-name="P6">Der Onlineshop soll von Leuten jeglicher Computerkenntnissen Bedient werden können.</text:p>
                </text:list-item>
              </text:list>
            </text:list-item>
          </text:list>
        </text:list-item>
        <text:list-item>
          <text:p text:style-name="P6">Schnittstellen:</text:p>
          <text:list>
            <text:list-item>
              <text:list>
                <text:list-item>
                  <text:p text:style-name="P6">Es ist möglich die Rechnungen nach Beendigung des Einkaufes Ausdrucken.</text:p>
                </text:list-item>
              </text:list>
            </text:list-item>
          </text:list>
        </text:list-item>
        <text:list-item>
          <text:p text:style-name="P7"><text:soft-page-break/>Risiko:</text:p>
          <text:list>
            <text:list-item>
              <text:list>
                <text:list-item>
                  <text:p text:style-name="P7"><text:s/>.</text:p>
                </text:list-item>
              </text:list>
            </text:list-item>
          </text:list>
        </text:list-item>
        <text:list-item>
          <text:p text:style-name="P6">Abnahmekriterien:</text:p>
          <text:list>
            <text:list-item>
              <text:list>
                <text:list-item>
                  <text:p text:style-name="P6">Darf nicht abstürzen</text:p>
                </text:list-item>
                <text:list-item>
                  <text:p text:style-name="P6">Alle Anforderungen müssen umgesetzt sein.</text:p>
                  <text:p text:style-name="P6"><text:s text:c="2"/></text:p>
                </text:list-item>
              </text:list>
            </text:list-item>
          </text:list>
          <text:p text:style-name="P6"/>
          <text:list>
            <text:list-item>
              <text:list>
                <text:list-header>
                  <text:p text:style-name="P6"/>
                  <text:p text:style-name="P6"/>
                </text:list-header>
              </text:list>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ühlbach Michael</meta:initial-creator>
    <meta:creation-date>2020-12-28T20:22:52.58</meta:creation-date>
    <dc:date>2020-12-29T15:01:04.72</dc:date>
    <dc:creator>Mühlbach Michael</dc:creator>
    <meta:editing-duration>PT39M19S</meta:editing-duration>
    <meta:editing-cycles>3</meta:editing-cycles>
    <meta:generator>OpenOffice/4.1.7$Win32 OpenOffice.org_project/417m1$Build-9800</meta:generator>
    <meta:document-statistic meta:table-count="0" meta:image-count="0" meta:object-count="0" meta:page-count="2" meta:paragraph-count="26" meta:word-count="328" meta:character-count="2278"/>
  </office:meta>
</office:document-meta>
</file>